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e1a" officeooo:paragraph-rsid="00083e1a"/>
    </style:style>
    <style:style style:name="P2" style:family="paragraph" style:parent-style-name="Standard">
      <style:text-properties officeooo:paragraph-rsid="00083e1a"/>
    </style:style>
    <style:style style:name="P3" style:family="paragraph" style:parent-style-name="Standard">
      <style:text-properties officeooo:rsid="000a6ded" officeooo:paragraph-rsid="000a6ded"/>
    </style:style>
    <style:style style:name="P4" style:family="paragraph" style:parent-style-name="Standard">
      <style:text-properties officeooo:rsid="00083e1a" officeooo:paragraph-rsid="00083e1a"/>
    </style:style>
    <style:style style:name="P5" style:family="paragraph" style:parent-style-name="Heading_20_10">
      <style:text-properties officeooo:rsid="00083e1a"/>
    </style:style>
    <style:style style:name="P6" style:family="paragraph" style:parent-style-name="Heading_20_10">
      <style:text-properties fo:font-weight="normal" style:font-weight-asian="normal" style:font-weight-complex="normal"/>
    </style:style>
    <style:style style:name="P7" style:family="paragraph" style:parent-style-name="Heading_20_10">
      <style:paragraph-properties fo:break-before="page"/>
    </style:style>
    <style:style style:name="P8" style:family="paragraph" style:parent-style-name="Heading_20_10" style:master-page-name="First_20_Page">
      <style:paragraph-properties style:page-number="auto"/>
    </style:style>
    <style:style style:name="P9" style:family="paragraph" style:parent-style-name="Header">
      <style:text-properties fo:font-size="16pt" fo:font-weight="bold" officeooo:rsid="0009da72" officeooo:paragraph-rsid="0009da72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0">Cheng Sun</text:h>
      <text:p text:style-name="Quotations">6 3 100 300 1 400 300 1 100 100 1 400 100 1 203 299 0 315 300 0 0 4 0 4 5 0 5 1 0</text:p>
      <text:p text:style-name="Quotations">try making this iron platform not collapse</text:p>
      <text:p text:style-name="P1"/>
      <text:h text:style-name="Heading_20_10" text:outline-level="10">Toby Shaw</text:h>
      <text:p text:style-name="Quotations">XD</text:p>
      <text:p text:style-name="Quotations">Okay this is hard</text:p>
      <text:p text:style-name="Quotations">Did you deliberately make that bridge asymmetrical?</text:p>
      <text:p text:style-name="Quotations">Because one side of it breaks and the other side doesn't grr</text:p>
      <text:p text:style-name="P1"/>
      <text:p text:style-name="P1">[...]</text:p>
      <text:p text:style-name="P1"/>
      <text:h text:style-name="Heading_20_10" text:outline-level="10">Toby Shaw</text:h>
      <text:p text:style-name="Quotations">Hahaha</text:p>
      <text:p text:style-name="Quotations">This design has been trolling me</text:p>
      <text:p text:style-name="Quotations">11 20 100 300 1 400 300 1 100 100 1 400 100 1 203 299 0 315 300 0 182 352 0 328 350 0 197 248 0 334 244 0 334 244 0 0 4 0 4 5 0 5 1 0 0 6 1 6 4 1 6 7 1 7 5 1 7 1 1 6 2 1 7 3 1 4 2 1 5 3 1 0 8 1 8 9 1 9 10 1 9 1 1 8 4 1 9 5 1 8 6 1 9 7 1</text:p>
      <text:p text:style-name="Quotations">3 seconds wait before it breaks.</text:p>
      <text:p text:style-name="P1"/>
      <text:h text:style-name="Heading_20_10" text:outline-level="10">Cheng Sun</text:h>
      <text:p text:style-name="Quotations">bahaha</text:p>
      <text:p text:style-name="Quotations">I'm not sure why it spontaneously breaks</text:p>
      <text:p text:style-name="Quotations">might be a bug</text:p>
      <text:p text:style-name="P1"/>
      <text:h text:style-name="Heading_20_10" text:outline-level="10">Toby Shaw</text:h>
      <text:p text:style-name="Quotations">ehh..</text:p>
      <text:p text:style-name="Quotations">I'll admit defeat</text:p>
      <text:p text:style-name="P1"/>
      <text:p text:style-name="P1">[...]</text:p>
      <text:p text:style-name="P1"/>
      <text:h text:style-name="Heading_20_10" text:outline-level="10">Toby Shaw</text:h>
      <text:p text:style-name="Quotations">also they keep swinging forever</text:p>
      <text:p text:style-name="P1"/>
      <text:h text:style-name="Heading_20_10" text:outline-level="10">Cheng Sun</text:h>
      <text:p text:style-name="Quotations">no, it doesn't</text:p>
      <text:p text:style-name="P1"/>
      <text:h text:style-name="Heading_20_10" text:outline-level="10">Toby Shaw</text:h>
      <text:p text:style-name="Quotations">fine, for like 10 mins</text:p>
      <text:p text:style-name="P1"/>
      <text:h text:style-name="Heading_20_10" text:outline-level="10">Cheng Sun</text:h>
      <text:p text:style-name="Quotations">there's very little air resistance</text:p>
      <text:p text:style-name="Quotations">but</text:p>
      <text:p text:style-name="Quotations">this is an ideal world, remember</text:p>
      <text:p text:style-name="P1"><text:soft-page-break/></text:p>
      <text:p text:style-name="P1"/>
      <text:p text:style-name="P1">[...]</text:p>
      <text:p text:style-name="P1"/>
      <text:p text:style-name="P1"/>
      <text:h text:style-name="Heading_20_10" text:outline-level="10">Toby Shaw</text:h>
      <text:p text:style-name="Quotations">Is it possible to make one entirely out of iron?</text:p>
      <text:p text:style-name="Quotations">I'm having difficulties</text:p>
      <text:p text:style-name="P1"/>
      <text:h text:style-name="Heading_20_10" text:outline-level="10">Cheng Sun</text:h>
      <text:p text:style-name="Quotations">dunno</text:p>
      <text:p text:style-name="P1"/>
      <text:h text:style-name="Heading_20_10" text:outline-level="10">Toby Shaw</text:h>
      <text:p text:style-name="Quotations">OH its easy</text:p>
      <text:p text:style-name="Quotations">8 5 100 300 1 400 300 1 100 100 1 400 100 1 141 324 0 192 337 0 295 339 0 346 329 0 0 4 0 4 5 0 5 6 0 6 7 0 7 1 0</text:p>
      <text:p text:style-name="Quotations">boom</text:p>
      <text:p text:style-name="P2"/>
      <text:p text:style-name="P3">[...]</text:p>
      <text:p text:style-name="Standard"/>
      <text:h text:style-name="Heading_20_10" text:outline-level="10">Toby Shaw</text:h>
      <text:p text:style-name="Quotations">I think (?) things have weight in this right?</text:p>
      <text:p text:style-name="P1"/>
      <text:h text:style-name="Heading_20_10" text:outline-level="10">Cheng Sun</text:h>
      <text:p text:style-name="Quotations">yep</text:p>
      <text:p text:style-name="Quotations">iron is ridiculously heavy</text:p>
      <text:p text:style-name="Quotations">hence, why it sucks</text:p>
      <text:p text:style-name="Quotations">nice build btw</text:p>
      <text:p text:style-name="P1"/>
      <text:p text:style-name="P1"/>
      <text:p text:style-name="P1">[...]</text:p>
      <text:p text:style-name="P1"/>
      <text:p text:style-name="P1"/>
      <text:h text:style-name="Heading_20_10" text:outline-level="10">Toby Shaw</text:h>
      <text:p text:style-name="Quotations">Basically, iron is shit.</text:p>
      <text:p text:style-name="P1"/>
      <text:h text:style-name="Heading_20_10" text:outline-level="10">Cheng Sun</text:h>
      <text:p text:style-name="Quotations">I should rename it plastic or something</text:p>
      <text:p text:style-name="P1"/>
      <text:h text:style-name="Heading_20_10" text:outline-level="10">Toby Shaw</text:h>
      <text:p text:style-name="Quotations">Hahaha</text:p>
      <text:p text:style-name="P1"/>
      <text:h text:style-name="Heading_20_10" text:outline-level="10">Cheng Sun</text:h>
      <text:p text:style-name="Quotations">I really need to tweak the material parameters</text:p>
      <text:p text:style-name="Quotations">they seem a bit unbalanced</text:p>
      <text:p text:style-name="P1"/>
      <text:h text:style-name="Heading_20_10" text:outline-level="10"><text:soft-page-break/>Toby Shaw</text:h>
      <text:p text:style-name="Quotations">Yea.. it's completely broken atm</text:p>
      <text:p text:style-name="P1"/>
      <text:h text:style-name="Heading_20_10" text:outline-level="10">Cheng Sun</text:h>
      <text:p text:style-name="Quotations">oh I know why iron spontaneously snaps</text:p>
      <text:p text:style-name="Quotations">physics bug</text:p>
      <text:p text:style-name="Quotations">kinda</text:p>
      <text:p text:style-name="P1"/>
      <text:h text:style-name="P5" text:outline-level="10">Toby Shaw</text:h>
      <text:p text:style-name="Quotations">Nice job on the simulator btw</text:p>
      <text:p text:style-name="Quotations">very impressive</text:p>
      <text:p text:style-name="P1"/>
      <text:p text:style-name="P1">[...]</text:p>
      <text:p text:style-name="P1"/>
      <text:h text:style-name="Heading_20_10" text:outline-level="10">Toby Shaw</text:h>
      <text:p text:style-name="Quotations">btw your bottom triangle in your 'solution' is redundant</text:p>
      <text:p text:style-name="Quotations">8 8 100 300 1 400 300 1 100 100 1 400 100 1 203 299 0 315 300 0 212 385 0 314 379 0 0 4 0 4 5 0 5 1 0 0 6 1 6 4 1 6 7 1 7 5 1 7 1 1</text:p>
      <text:p text:style-name="Quotations">Wait, I beat that solution</text:p>
      <text:p text:style-name="Quotations">Only one extra point is needed</text:p>
      <text:p text:style-name="Quotations">7 7 100 300 1 400 300 1 100 100 1 400 100 1 203 299 0 315 300 0 236 134 0 0 4 0 4 5 0 5 1 0 0 6 1 6 4 1 6 5 1 6 1 1</text:p>
      <text:p text:style-name="Quotations">Just requires intense positioning</text:p>
      <text:p text:style-name="P1"/>
      <text:h text:style-name="Heading_20_10" text:outline-level="10">Cheng Sun</text:h>
      <text:p text:style-name="Quotations">Haha,neat I'm on my phone right npw so can't check it</text:p>
      <text:p text:style-name="Quotations">Can you do it if the iron bridge is split into four segments instead of three?</text:p>
      <text:p text:style-name="P1"/>
      <text:h text:style-name="Heading_20_10" text:outline-level="10">Toby Shaw</text:h>
      <text:p text:style-name="Quotations">I assume that would make it easier</text:p>
      <text:p text:style-name="P1"/>
      <text:h text:style-name="Heading_20_10" text:outline-level="10">Cheng Sun</text:h>
      <text:p text:style-name="Quotations">Orly</text:p>
      <text:p text:style-name="P1"/>
      <text:h text:style-name="Heading_20_10" text:outline-level="10">Toby Shaw</text:h>
      <text:p text:style-name="Quotations">I showed you earlier that you could have a free-standing iron bridge if it was in 5-6 sections</text:p>
      <text:p text:style-name="Quotations">it acts more wire-like and is less prone to snapping</text:p>
      <text:p text:style-name="P1"/>
      <text:h text:style-name="Heading_20_10" text:outline-level="10">Cheng Sun</text:h>
      <text:p text:style-name="Quotations">Oh yeah, true</text:p>
      <text:p text:style-name="P1"/>
      <text:h text:style-name="Heading_20_10" text:outline-level="10">Toby Shaw</text:h>
      <text:p text:style-name="Quotations">Since if it was 1 section it'd be next to impossible.</text:p>
      <text:p text:style-name="Quotations">wait wait wait</text:p>
      <text:p text:style-name="Quotations">no I was wrong.</text:p>
      <text:p text:style-name="Quotations">a single iron bar is completely stable.</text:p>
      <text:p text:style-name="P1"><text:soft-page-break/></text:p>
      <text:h text:style-name="Heading_20_10" text:outline-level="10">Cheng Sun</text:h>
      <text:p text:style-name="Quotations">I fixed it</text:p>
      <text:p text:style-name="P1"/>
      <text:h text:style-name="Heading_20_10" text:outline-level="10">Toby Shaw</text:h>
      <text:p text:style-name="Quotations">oh lovely.</text:p>
      <text:p text:style-name="P1"/>
      <text:h text:style-name="Heading_20_10" text:outline-level="10">Cheng Sun</text:h>
      <text:p text:style-name="Quotations">Four is harder if the iron bars are all in a line</text:p>
      <text:p text:style-name="P1"/>
      <text:h text:style-name="Heading_20_10" text:outline-level="10">Toby Shaw</text:h>
      <text:p text:style-name="Quotations">ah okay, so now spontaneous snapping isn't the major issue of iron, potentially dividing it further will result in less stability?</text:p>
      <text:p text:style-name="P1"/>
      <text:p text:style-name="P1">[...]</text:p>
      <text:h text:style-name="P6" text:outline-level="10"/>
      <text:h text:style-name="Heading_20_10" text:outline-level="10">Toby Shaw</text:h>
      <text:p text:style-name="Quotations">last one:</text:p>
      <text:p text:style-name="Quotations">31 102 100 300 1 400 300 1 100 100 1 400 100 1 195 163 0 195 197 0 196 238 0 197 273 0 197 308 0 226 308 0 260 308 0 299 309 0 332 309 0 332 272 0 333 230 0 333 193 0 334 158 0 300 157 0 300 157 0 300 157 0 267 158 0 229 160 0 231 192 0 234 236 0 234 267 0 264 266 0 262 232 0 263 188 0 298 186 0 298 224 0 297 262 0 4 5 1 5 6 1 6 7 1 7 8 1 8 9 1 9 10 1 10 11 1 11 12 1 12 13 1 13 14 1 14 15 1 15 16 1 16 17 1 17 18 1 17 19 1 17 20 1 20 21 1 21 4 1 21 22 1 22 23 1 23 24 1 24 9 1 10 25 1 25 26 1 26 27 1 27 20 1 17 28 1 28 29 1 29 30 1 30 11 1 13 30 1 14 29 1 29 26 1 26 23 1 23 6 1 7 24 1 24 25 1 25 30 1 15 28 1 28 27 1 27 22 1 22 5 1 4 22 1 21 5 1 21 27 1 20 22 1 20 28 1 17 27 1 16 28 1 17 15 1 15 29 1 28 14 1 28 26 1 29 27 1 27 23 1 22 26 1 22 6 1 23 5 1 23 7 1 24 6 1 24 26 1 25 23 1 25 29 1 30 26 1 30 14 1 13 29 1 12 30 1 11 13 1 11 25 1 30 10 1 10 24 1 9 25 1 9 7 1 8 24 1 4 2 2 16 3 2 1 12 2 8 0 2 21 2 2 17 3 2 20 3 2 20 2 2 5 2 2 6 2 2 7 0 2 0 6 2 1 13 2 1 14 2 3 15 2 3 14 2 2 17 2 2 16 2 3 21 2 3 4 2 2 7 2 2 8 2 3 13 2 3 12 2 1 15 2 1 16 2 0 5 2 0 4 2</text:p>
      <text:p text:style-name="Quotations">Cables op</text:p>
      <text:p text:style-name="P1"/>
      <text:h text:style-name="Heading_20_10" text:outline-level="10">Cheng Sun</text:h>
      <text:p text:style-name="Quotations">Hmm, yes</text:p>
      <text:p text:style-name="Quotations">I need to nerf that</text:p>
      <text:p text:style-name="P1"/>
      <text:p text:style-name="P1">[...]</text:p>
      <text:p text:style-name="P1"/>
      <text:h text:style-name="P7" text:outline-level="10">Toby Shaw</text:h>
      <text:p text:style-name="Quotations">did you see I finished your game?</text:p>
      <text:p text:style-name="Quotations">supported the iron bridge with only iron and not the top 2 points.</text:p>
      <text:p text:style-name="P1"/>
      <text:h text:style-name="Heading_20_10" text:outline-level="10">Cheng Sun</text:h>
      <text:p text:style-name="Quotations">Wait, with only iron?</text:p>
      <text:p text:style-name="P1"/>
      <text:h text:style-name="Heading_20_10" text:outline-level="10">Toby Shaw</text:h>
      <text:p text:style-name="Quotations">10 11 100 300 1 400 300 1 100 100 1 400 100 1 203 299 0 315 300 0 1 500 0 164 407 0 343 400 0 498 498 0 0 4 0 4 5 0 5 1 0 7 0 0 8 9 0 0 6 0 1 9 0 1 8 0 7 6 0 7 4 0 8 5 0</text:p>
      <text:p text:style-name="Quotations">Check it for yourself.</text:p>
      <text:p text:style-name="Quotations">It's a work of art.</text:p>
      <text:p text:style-name="P1"/>
      <text:h text:style-name="Heading_20_10" text:outline-level="10">Cheng Sun</text:h>
      <text:p text:style-name="Quotations">that's, like, physically impossible bro</text:p>
      <text:p text:style-name="Quotations">wtf</text:p>
      <text:p text:style-name="Quotations">time to fix my code methinks</text:p>
      <text:p text:style-name="P1"/>
      <text:h text:style-name="Heading_20_10" text:outline-level="10">Toby Shaw</text:h>
      <text:p text:style-name="Quotations">nonono it was near-impossible to get that</text:p>
      <text:p text:style-name="Quotations">iron is incredibly broken and awful</text:p>
      <text:p text:style-name="P1"/>
      <text:h text:style-name="Heading_20_10" text:outline-level="10">Cheng Sun</text:h>
      <text:p text:style-name="Quotations">hahaha</text:p>
      <text:p text:style-name="Quotations">yes, it's rusty iron you see</text:p>
      <text:p text:style-name="P1"/>
      <text:h text:style-name="Heading_20_10" text:outline-level="10">Toby Shaw</text:h>
      <text:p text:style-name="Quotations">I just think leave iron there as 'hard-mode'</text:p>
      <text:p text:style-name="Quotations">just rename it 'brittle plastic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101cm" style:contextual-spacing="false" fo:text-indent="0cm" style:auto-text-indent="fals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09da72" officeooo:paragraph-rsid="0009da72" style:font-size-asian="16pt" style:font-weight-asian="bold" style:font-size-complex="16pt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Facebook conversation with Toby Shaw<text:tab/><text:span text:style-name="MT1">14/9/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5T14:43:31.259062980</meta:creation-date>
    <dc:date>2013-10-07T00:20:01.143454915</dc:date>
    <meta:editing-duration>PT2M44S</meta:editing-duration>
    <meta:editing-cycles>3</meta:editing-cycles>
    <meta:generator>LibreOffice/4.1.1.2$Linux_X86_64 LibreOffice_project/410m0$Build-2</meta:generator>
    <meta:document-statistic meta:table-count="0" meta:image-count="0" meta:object-count="0" meta:page-count="5" meta:paragraph-count="134" meta:word-count="1235" meta:character-count="4549" meta:non-whitespace-character-count="3448"/>
  </office:meta>
</office:document-meta>
</file>